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pyright 2011 by Justin Coslor. All Rights Reserved.</text:p>
      <text:p text:style-name="Standard">MATH PATTERNS VOLUME #1</text:p>
      <text:p text:style-name="Standard">ISBN: 978-1-257-81002-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ougherty</meta:initial-creator>
    <meta:creation-date>2013-08-26T18:38:34</meta:creation-date>
    <dc:date>2013-08-26T18:39:13</dc:date>
    <dc:creator>Andrew Dougherty</dc:creator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99" meta:non-whitespace-character-count="88"/>
    <meta:generator>LibreOffice/3.5$Linux_X86_64 LibreOffice_project/350m1$Build-2</meta:generator>
  </office:meta>
</office:document-meta>
</file>